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ucida Sans Unicode" svg:font-family="'Lucida Sans Unicode', 'Lucida Sans', 'Lucida Grande', Verdana, Geneva, sans-serif"/>
    <style:font-face style:name="Verdana" svg:font-family="Verdana, sans-serif"/>
    <style:font-face style:name="lucida grande" svg:font-family="'lucida grande', tahoma, verdana, arial, sans-serif"/>
    <style:font-face style:name="sans-serif" svg:font-family="sans-serif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1f39fa"/>
    </style:style>
    <style:style style:name="P2" style:family="paragraph" style:parent-style-name="Standard" style:list-style-name="L15">
      <style:paragraph-properties fo:line-height="150%" fo:text-align="start" style:justify-single-word="false"/>
      <style:text-properties officeooo:paragraph-rsid="002a0f25"/>
    </style:style>
    <style:style style:name="P3" style:family="paragraph" style:parent-style-name="Standard" style:list-style-name="L16">
      <style:paragraph-properties fo:line-height="150%" fo:text-align="start" style:justify-single-word="false"/>
      <style:text-properties officeooo:paragraph-rsid="002a0f25"/>
    </style:style>
    <style:style style:name="P4" style:family="paragraph" style:parent-style-name="Standard" style:list-style-name="L16">
      <style:paragraph-properties fo:line-height="150%" fo:text-align="start" style:justify-single-word="false"/>
      <style:text-properties officeooo:paragraph-rsid="002b55b2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79c42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bed04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d41a1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89942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a65c3" style:font-size-asian="12.25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242b79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1f39fa" officeooo:paragraph-rsid="001f39f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6ff6a" officeooo:paragraph-rsid="0026ff6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017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9be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6ff6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a0f25" officeooo:paragraph-rsid="002a0f25" style:font-size-asian="12.25pt" style:font-weight-asian="normal" style:font-size-complex="14pt" style:font-weight-complex="normal"/>
    </style:style>
    <style:style style:name="P18" style:family="paragraph" style:parent-style-name="Standard" style:list-style-name="L14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20de79" officeooo:paragraph-rsid="0020de79" style:font-size-asian="12.25pt" style:font-size-complex="14pt"/>
    </style:style>
    <style:style style:name="P19" style:family="paragraph" style:parent-style-name="Standard" style:list-style-name="L14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242b79" officeooo:paragraph-rsid="00242b79" style:font-size-asian="12.25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6ff6a" officeooo:paragraph-rsid="0026ff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14d782" officeooo:paragraph-rsid="0014d782" style:font-weight-asian="bold" style:font-weight-complex="bold"/>
    </style:style>
    <style:style style:name="P22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242b79"/>
    </style:style>
    <style:style style:name="P23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paragraph-rsid="00242b79" style:font-size-asian="14pt" style:font-size-complex="14pt"/>
    </style:style>
    <style:style style:name="P24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26ff6a" officeooo:paragraph-rsid="0026ff6a" style:font-size-asian="14pt" style:font-size-complex="14pt"/>
    </style:style>
    <style:style style:name="P25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ec56" officeooo:paragraph-rsid="0028ec56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6d047" officeooo:paragraph-rsid="0014d782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1bed04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6pt" officeooo:paragraph-rsid="001f1d05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6d047" officeooo:paragraph-rsid="0020de79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c5804" officeooo:paragraph-rsid="001c5804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weight="bold" officeooo:rsid="001c5804" officeooo:paragraph-rsid="001c5804" style:font-weight-asian="bold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paragraph-rsid="002bd7a1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officeooo:rsid="0020de79" officeooo:paragraph-rsid="0020de79" style:font-size-asian="16pt" style:font-size-complex="16pt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6d047" officeooo:paragraph-rsid="0016d047" style:font-size-asian="14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89942" officeooo:paragraph-rsid="00189942" style:font-size-asian="14pt" style:font-weight-asian="bold" style:font-size-complex="16pt" style:font-weight-complex="bold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f39fa" officeooo:paragraph-rsid="001f39fa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40" style:family="paragraph" style:parent-style-name="Text_20_body">
      <style:paragraph-properties fo:margin-left="0cm" fo:margin-right="0cm" fo:line-height="150%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weight-asian="normal" style:font-size-complex="14pt" style:font-weight-complex="normal"/>
    </style:style>
    <style:style style:name="P44" style:family="paragraph" style:parent-style-name="Text_20_body" style:list-style-name="L9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46" style:family="paragraph" style:parent-style-name="Text_20_body" style:list-style-name="L11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weight="normal" officeooo:rsid="0016d047" style:font-size-asian="14pt" style:font-weight-asian="normal" style:font-size-complex="14pt" style:font-weight-complex="normal"/>
    </style:style>
    <style:style style:name="P49" style:family="paragraph" style:parent-style-name="Text_20_body" style:list-style-name="L8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0" style:family="paragraph" style:parent-style-name="Text_20_body" style:list-style-name="L9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1" style:family="paragraph" style:parent-style-name="Text_20_body" style:list-style-name="L10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2" style:family="paragraph" style:parent-style-name="Text_20_body" style:list-style-name="L11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3" style:family="paragraph" style:parent-style-name="Text_20_body" style:list-style-name="L12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54" style:family="paragraph" style:parent-style-name="Text_20_body" style:list-style-name="L13">
      <style:paragraph-properties fo:line-height="150%" fo:background-color="transparent" fo:padding="0cm" fo:border="none">
        <style:background-image/>
      </style:paragraph-properties>
      <style:text-properties style:font-name="Liberation Serif" fo:font-size="14pt" fo:font-weight="normal" officeooo:rsid="0016d047" style:font-size-asian="14pt" style:font-weight-asian="normal" style:font-size-complex="14pt" style:font-weight-complex="normal"/>
    </style:style>
    <style:style style:name="P55" style:family="paragraph" style:parent-style-name="Text_20_body" style:list-style-name="L10" style:master-page-name="">
      <style:paragraph-properties fo:margin-left="-0.026cm" fo:margin-right="0cm" fo:margin-top="0cm" fo:margin-bottom="0cm" style:contextual-spacing="false" fo:line-height="150%" fo:text-indent="0cm" style:auto-text-indent="false" style:page-number="auto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T1" style:family="text">
      <style:text-properties fo:font-size="14pt" officeooo:rsid="0016d047" style:font-size-asian="14pt" style:font-size-complex="14pt"/>
    </style:style>
    <style:style style:name="T2" style:family="text">
      <style:text-properties fo:font-size="14pt" officeooo:rsid="001bed04" style:font-size-asian="14pt" style:font-size-complex="14pt"/>
    </style:style>
    <style:style style:name="T3" style:family="text">
      <style:text-properties fo:font-size="14pt" fo:font-weight="bold" officeooo:rsid="001f1d05" style:font-size-asian="12.25pt" style:font-weight-asian="bold" style:font-size-complex="14pt" style:font-weight-complex="bold"/>
    </style:style>
    <style:style style:name="T4" style:family="text">
      <style:text-properties officeooo:rsid="0016d047"/>
    </style:style>
    <style:style style:name="T5" style:family="text">
      <style:text-properties fo:font-variant="normal" fo:text-transform="none" fo:color="#030303" fo:letter-spacing="normal" fo:font-style="normal"/>
    </style:style>
    <style:style style:name="T6" style:family="text">
      <style:text-properties fo:font-variant="normal" fo:text-transform="none" fo:color="#030303" fo:letter-spacing="normal" fo:font-style="normal" officeooo:rsid="001f1d05"/>
    </style:style>
    <style:style style:name="T7" style:family="text">
      <style:text-properties fo:font-variant="normal" fo:text-transform="none" fo:color="#030303" fo:font-size="14pt" fo:letter-spacing="normal" fo:font-style="normal" fo:font-weight="normal" officeooo:rsid="0016d047" style:font-size-asian="14pt" style:font-size-complex="14pt"/>
    </style:style>
    <style:style style:name="T8" style:family="text">
      <style:text-properties fo:font-variant="normal" fo:text-transform="none" fo:color="#030303" fo:font-size="14pt" fo:letter-spacing="normal" fo:font-style="normal" fo:font-weight="normal" officeooo:rsid="0014d782" style:font-size-asian="14pt" style:font-size-complex="16pt"/>
    </style:style>
    <style:style style:name="T9" style:family="text"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T10" style:family="text">
      <style:text-properties fo:font-variant="normal" fo:text-transform="none" fo:color="#030303" style:font-name="Liberation Serif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ahoma" fo:font-size="14pt" fo:letter-spacing="normal" fo:font-style="normal" fo:font-weight="normal" officeooo:rsid="001bed04" style:font-size-asian="14pt" style:font-size-complex="14pt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231fa2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26ff6a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242b79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officeooo:rsid="001f39f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Liberation Serif" fo:font-size="14pt" fo:letter-spacing="normal" fo:font-weight="normal" officeooo:rsid="0026ff6a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weight="normal" officeooo:rsid="0026ff6a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italic" fo:font-weight="normal" officeooo:rsid="0026ff6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9.75pt" fo:letter-spacing="normal" fo:font-style="italic" fo:font-weight="normal" officeooo:rsid="0026ff6a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9.75pt" fo:letter-spacing="normal" fo:font-style="normal" fo:font-weight="normal" officeooo:rsid="0026ff6a" style:font-size-asian="12.25pt" style:font-weight-asian="normal" style:font-size-complex="14pt" style:font-weight-complex="normal"/>
    </style:style>
    <style:style style:name="T2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fo:font-style="normal" fo:font-weight="normal" officeooo:rsid="0016d047" style:font-size-asian="14pt" style:font-size-complex="14pt"/>
    </style:style>
    <style:style style:name="T25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font-style="normal" fo:font-weight="normal" officeooo:rsid="00231fa2" style:font-size-asian="14pt" style:font-size-complex="14pt"/>
    </style:style>
    <style:style style:name="T27" style:family="text">
      <style:text-properties fo:font-variant="normal" fo:text-transform="none" fo:color="#000000" fo:font-size="14pt" fo:letter-spacing="normal" fo:font-style="normal" fo:font-weight="normal" officeooo:rsid="002bd7a1" style:font-size-asian="14pt" style:font-size-complex="14pt"/>
    </style:style>
    <style:style style:name="T28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fo:font-size="14pt" fo:letter-spacing="normal" fo:font-style="normal" fo:font-weight="bold" officeooo:rsid="001c5804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fo:font-size="14pt" fo:letter-spacing="normal" fo:font-style="normal" fo:font-weight="bold" officeooo:rsid="001bed04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fo:font-size="14pt" fo:letter-spacing="normal" fo:font-style="normal" officeooo:rsid="001bed04" style:font-size-asian="14pt" style:font-size-complex="14pt"/>
    </style:style>
    <style:style style:name="T34" style:family="text">
      <style:text-properties fo:font-variant="normal" fo:text-transform="none" fo:color="#000000" fo:letter-spacing="normal" fo:font-style="normal" fo:font-weight="normal" officeooo:rsid="001c5804" style:font-size-asian="14pt"/>
    </style:style>
    <style:style style:name="T35" style:family="text">
      <style:text-properties fo:font-variant="normal" fo:text-transform="none" fo:color="#000000" fo:letter-spacing="normal" fo:font-style="normal" fo:font-weight="normal" officeooo:rsid="00179c42"/>
    </style:style>
    <style:style style:name="T36" style:family="text">
      <style:text-properties fo:font-variant="normal" fo:text-transform="none" fo:color="#000000" fo:letter-spacing="normal" fo:font-style="normal" fo:font-weight="normal" officeooo:rsid="00242b79"/>
    </style:style>
    <style:style style:name="T37" style:family="text">
      <style:text-properties fo:font-variant="normal" fo:text-transform="none" fo:color="#000000" fo:letter-spacing="normal" fo:font-style="normal" fo:font-weight="normal" officeooo:rsid="0026017c"/>
    </style:style>
    <style:style style:name="T38" style:family="text">
      <style:text-properties fo:font-variant="normal" fo:text-transform="none" fo:color="#000000" fo:letter-spacing="normal" fo:font-style="normal" style:font-size-asian="14pt"/>
    </style:style>
    <style:style style:name="T39" style:family="text">
      <style:text-properties fo:font-variant="normal" fo:text-transform="none" fo:color="#000000" fo:letter-spacing="normal" fo:font-style="normal" officeooo:rsid="001c5804" style:font-size-asian="14pt"/>
    </style:style>
    <style:style style:name="T40" style:family="text">
      <style:text-properties fo:font-variant="normal" fo:text-transform="none" fo:color="#000000" style:font-name="sans-serif" fo:font-size="10.5pt" fo:letter-spacing="normal" fo:font-style="normal" fo:font-weight="bold" officeooo:rsid="001f39fa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1f39fa" style:text-blinking="false" fo:background-color="#ffffff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bold" officeooo:rsid="001f39fa" style:text-blinking="false" fo:background-color="#ffffff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style:font-name="Lucida Sans Unicode" fo:font-size="9.75pt" fo:letter-spacing="normal" fo:font-style="italic" fo:font-weight="normal" officeooo:rsid="0026ff6a" style:font-size-asian="12.25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ucida Sans Unicode" fo:font-size="9.75pt" fo:letter-spacing="normal" fo:font-style="normal" fo:font-weight="normal" officeooo:rsid="0026ff6a" style:font-size-asian="12.25pt" style:font-weight-asian="normal" style:font-size-complex="14pt" style:font-weight-complex="normal"/>
    </style:style>
    <style:style style:name="T45" style:family="text">
      <style:text-properties officeooo:rsid="00242b79" style:font-size-asian="14pt" style:font-size-complex="14pt"/>
    </style:style>
    <style:style style:name="T46" style:family="text">
      <style:text-properties officeooo:rsid="00179c42"/>
    </style:style>
    <style:style style:name="T47" style:family="text">
      <style:text-properties officeooo:rsid="00189942"/>
    </style:style>
    <style:style style:name="T48" style:family="text">
      <style:text-properties officeooo:rsid="001a65c3"/>
    </style:style>
    <style:style style:name="T49" style:family="text">
      <style:text-properties style:text-line-through-style="none" style:text-underline-style="none" style:text-blinking="false" style:font-weight-asian="normal" style:font-weight-complex="normal"/>
    </style:style>
    <style:style style:name="T50" style:family="text">
      <style:text-properties style:text-line-through-style="none" style:text-underline-style="none" style:text-blinking="false" style:font-size-asian="14pt" style:font-weight-asian="normal" style:font-size-complex="14pt" style:font-weight-complex="normal"/>
    </style:style>
    <style:style style:name="T51" style:family="text">
      <style:text-properties style:text-line-through-style="none" style:text-blinking="false" style:font-weight-asian="normal" style:font-weight-complex="normal"/>
    </style:style>
    <style:style style:name="T52" style:family="text">
      <style:text-properties fo:font-style="normal"/>
    </style:style>
    <style:style style:name="T53" style:family="text">
      <style:text-properties fo:font-style="normal" fo:font-weight="normal"/>
    </style:style>
    <style:style style:name="T54" style:family="text">
      <style:text-properties style:font-name="Liberation Serif" fo:font-size="14pt" fo:font-weight="normal" officeooo:rsid="0026ff6a" style:font-size-asian="12.25pt" style:font-weight-asian="normal" style:font-size-complex="14pt" style:font-weight-complex="normal"/>
    </style:style>
    <style:style style:name="T55" style:family="text">
      <style:text-properties style:font-name="Liberation Serif" fo:font-size="14pt" fo:font-weight="normal" officeooo:rsid="002a0f25" style:font-size-asian="12.25pt" style:font-weight-asian="normal" style:font-size-complex="14pt" style:font-weight-complex="normal"/>
    </style:style>
    <style:style style:name="T56" style:family="text">
      <style:text-properties style:font-name="Liberation Serif" fo:font-size="14pt" fo:font-weight="normal" officeooo:rsid="002b55b2" style:font-size-asian="12.25pt" style:font-weight-asian="normal" style:font-size-complex="14pt" style:font-weight-complex="normal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officeooo:rsid="001c5804"/>
    </style:style>
    <style:style style:name="T59" style:family="text">
      <style:text-properties officeooo:rsid="00269be0"/>
    </style:style>
    <style:style style:name="T60" style:family="text">
      <style:text-properties officeooo:rsid="0026ff6a"/>
    </style:style>
    <style:style style:name="T61" style:family="text">
      <style:text-properties officeooo:rsid="002a0f25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2a0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7">Введение</text:span></text:p>
      <text:p text:style-name="P27"><text:span text:style-name="T30">Постановка задачи</text:span><text:span text:style-name="T31">:</text:span><text:span text:style-name="T1"><text:line-break/><text:tab/></text:span><text:span text:style-name="T24">1. Написать </text:span><text:span text:style-name="T25">W</text:span><text:span text:style-name="T24">eb-приложение для численного решения некоторых дифференциальных уравнений в частных производных на кластере ИММ УрО РАН. Используемые алгоритмы должны сходиться с нужным порядком и допускать хорошее распараллеливание. Web-интерфейс должен быть дружественным и интуитивно понятным.</text:span><text:span text:style-name="T1"><text:line-break/></text:span><text:span text:style-name="T2">Web-</text:span><text:span text:style-name="T24">приложение должно быть масштабируемым в том смысле, что расширение класса решаемых задач и используемых алгоритмов не составляет сложностей для математиков, ведущих разработку этого проекта.</text:span><text:span text:style-name="T1"><text:line-break/><text:tab/></text:span><text:span text:style-name="T24">2. Сравнить скорости подсчета параллельным и однопоточным методами, проведя вычислительные эксперименты.</text:span><text:span text:style-name="T1"><text:line-break/><text:tab/></text:span><text:span text:style-name="T24">3. Создать инфраструктуру для разработки web-приложение,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/text:p>
      <text:p text:style-name="P30"><text:span text:style-name="T29">Аналоги</text:span><text:span text:style-name="T32">:</text:span></text:p>
      <text:p text:style-name="P33"><text:span text:style-name="T28"><text:tab/></text:span><text:span text:style-name="T25">WolframAlpha</text:span><text:span text:style-name="T24">. </text:span><text:span text:style-name="T25">Этот продукт позволяет решать большое количество различных задач</text:span><text:span text:style-name="T24">. </text:span><text:span text:style-name="T25">Но он проприетарный, и за многие полезные возможности придется платить. Кроме того, неизвестно, </text:span><text:span text:style-name="T27">есть ли возможность присоединиться к разработке WolframAlpha для внесения туда своих алгоритмов</text:span><text:span text:style-name="T25">, </text:span><text:span text:style-name="T27">а з</text:span><text:span text:style-name="T25">адачей этой работы является создание платформы, </text:span><text:span text:style-name="T24">где математики УрФУ и ИММ УрО РАН смогут </text:span><text:span text:style-name="T25">выкладывать и тестировать </text:span><text:span text:style-name="T24">свои алгоритмы по </text:span><text:span text:style-name="T25">дифференциальным уравнениям в частных производных.</text:span></text:p>
      <text:p text:style-name="P32"><text:span text:style-name="T33">Сделано: </text:span></text:p>
      <text:p text:style-name="P31"><text:span text:style-name="T23"><text:tab/>1. W</text:span><text:span text:style-name="T25">eb-приложение, позволяющее </text:span><text:span text:style-name="T26">численно решать </text:span><text:span text:style-name="T25">дифференциальн</text:span><text:span text:style-name="T26">ые</text:span><text:span text:style-name="T25"> уравнен</text:span><text:span text:style-name="T26">ия</text:span><text:span text:style-name="T25"> в частных производных на кластере однопоточным методом.</text:span></text:p>
      <text:p text:style-name="P26"><text:span text:style-name="T58"><text:tab/>2. Протестирован алгоритм используемый в приложении на нескольких процессорах. В</text:span> результате <text:span text:style-name="T58">получены данные представленные приложении 1.</text:span></text:p>
      <text:p text:style-name="P34">Инфраструктура.</text:p>
      <text:p text:style-name="P29"><text:span text:style-name="T4">Вычислительные ресурсы</text:span>.</text:p>
      <text:p text:style-name="P28"><text:span text:style-name="T3">Аннотация</text:span></text:p>
      <text:p text:style-name="P28"><text:span text:style-name="T8"><text:tab/></text:span><text:span text:style-name="T7">Суперкомпьютер «Уран» собран на базе Blade серверов фирмы Hewlett-Packard. Он состоит из 204 вычислительных узлов, установленных в модулях с высокой плотностью упаковки.<text:line-break/><text:tab/>Вычислительные узлы оснащены Intel Xeon, работающими на частотах 2.2-3 ГГц, 16-200 гигабайтами оперативной памяти и графическими ускорителями NVIDIA Tesla.<text:line-break/><text:tab/>В общей сложности пользователям доступно 1864 вычислительных ядра CPU, 352 платы GPU и 7 Тбайт оперативной памяти. Система хранения суперкомпьютера «Уран» позволяет разместить до 10 Тбайт данных.<text:line-break/>Для передачи данных между вычислительными узлами используется высокоскоростная сеть Infiniband с пропускной способностью 20 Гбит/сек. <text:tab/>Доступ к суперкомпьютеру «Уран» осуществляется через городскую сеть УрО РАН в Екатеринбурге по технологии 10Gi Ethernet со скоростью 10 Гбит/c.</text:span></text:p>
      <text:p text:style-name="P39">Для проведения научных и инженерных расчетов на суперкомпьютере установлено базовое программное обеспечение, включающее:</text:p>
      <text:list xml:id="list2921208067541054485" text:style-name="L8">
        <text:list-item>
          <text:p text:style-name="P42">Операционная система Linux;</text:p>
        </text:list-item>
        <text:list-item>
          <text:p text:style-name="P42">Система запуска задач Slurm;</text:p>
        </text:list-item>
        <text:list-item>
          <text:p text:style-name="P42">Языки программирования C, C++, Fortran;</text:p>
        </text:list-item>
        <text:list-item>
          <text:p text:style-name="P42">Компиляторы Intel, GNU, PGI;</text:p>
        </text:list-item>
        <text:list-item>
          <text:p text:style-name="P42">Библиотека Math Kernel Library (MKL) Intel;</text:p>
        </text:list-item>
        <text:list-item>
          <text:p text:style-name="P42">Реализации MPI: OpenMPI и MVAPICH2;</text:p>
        </text:list-item>
        <text:list-item>
          <text:p text:style-name="P49">Пакеты Matlab, ANSYS CFX Academic Research.</text:p>
        </text:list-item>
      </text:list>
      <text:p text:style-name="P39"><text:tab/>По заявкам пользователей на суперкомпьютере могут быть установлены компиляторы, библиотеки и пакеты программ, свободно распространяемые научным сообществом.</text:p>
      <text:p text:style-name="P40"><text:soft-page-break/><text:span text:style-name="Strong_20_Emphasis"><text:span text:style-name="T9"/></text:span></text:p>
      <text:p text:style-name="P40"><text:span text:style-name="Strong_20_Emphasis"><text:span text:style-name="T10">Краткое описание кластера</text:span></text:span></text:p>
      <text:p text:style-name="P39"><text:tab/>Кластер выполнен на базовых блоках (ББ) фирмы Hewlett-Packard . Каждый базовый блок объединяет вычислительные (ВМ) и  коммуникационные модули.</text:p>
      <text:p text:style-name="P40"><text:span text:style-name="Strong_20_Emphasis"><text:span text:style-name="T10">Вычислительные модули</text:span></text:span></text:p>
      <text:p text:style-name="P39"><text:tab/>Используются ВМ нескольких типов.</text:p>
      <text:p text:style-name="P39">160 узлов</text:p>
      <text:list xml:id="list6712777094495371808" text:style-name="L9">
        <text:list-item>
          <text:p text:style-name="P44"><text:span text:style-name="T53">два 4-х ядерных процессора Intel® Xeon® E5450 (3.0 GHz);</text:span></text:p>
        </text:list-item>
        <text:list-item>
          <text:p text:style-name="P44"><text:span text:style-name="T53">оперативная память 16 GB PC2-5300, Registered DDR2-667;</text:span></text:p>
        </text:list-item>
        <text:list-item>
          <text:p text:style-name="P44"><text:span text:style-name="T53">кэш-память 2 x 6 MB Level 2 cache (5400 Sequence);</text:span></text:p>
        </text:list-item>
        <text:list-item>
          <text:p text:style-name="P50">локальный жесткий диск 120 GB</text:p>
        </text:list-item>
      </text:list>
      <text:p text:style-name="P39">20 узлов</text:p>
      <text:list xml:id="list3992901829085223608" text:style-name="L4">
        <text:list-header>
          <text:p text:style-name="P41"><text:span text:style-name="T53">два 6-и ядерных процессора Intel® Xeon® X5675 (3.07GHz)</text:span></text:p>
        </text:list-header>
      </text:list>
      <text:list xml:id="list5104554997635493215" text:style-name="L10">
        <text:list-item>
          <text:p text:style-name="P45"><text:span text:style-name="T53">оперативная память 48 GB</text:span></text:p>
        </text:list-item>
        <text:list-item>
          <text:p text:style-name="P45"><text:span text:style-name="T53">кэш-память 2 x 12 MB Level 2 cache</text:span></text:p>
        </text:list-item>
        <text:list-item>
          <text:p text:style-name="P55"><text:span text:style-name="T53">8 GPU Tesla M2050 (3 ГБ Global Memory).</text:span></text:p>
        </text:list-item>
        <text:list-item>
          <text:p text:style-name="P51">локальный жесткий диск 120 GB</text:p>
        </text:list-item>
      </text:list>
      <text:p text:style-name="P39">10 узлов</text:p>
      <text:list xml:id="list4959314422310705603" text:style-name="L11">
        <text:list-item>
          <text:p text:style-name="P46"><text:span text:style-name="T53">два 6-и ядерных процессора Intel® Xeon® X5675 (3.07GHz)</text:span></text:p>
        </text:list-item>
        <text:list-item>
          <text:p text:style-name="P46"><text:span text:style-name="T53">оперативная память 192 GB</text:span></text:p>
        </text:list-item>
        <text:list-item>
          <text:p text:style-name="P46"><text:span text:style-name="T53">кэш-память 2 x 12 MB Level 2 cache</text:span></text:p>
        </text:list-item>
        <text:list-item>
          <text:p text:style-name="P46"><text:span text:style-name="T53">8 GPU Tesla M2090 (6 ГБ Global Memory)</text:span></text:p>
        </text:list-item>
        <text:list-item>
          <text:p text:style-name="P52">локальный жесткий диск 400 GB</text:p>
        </text:list-item>
      </text:list>
      <text:p text:style-name="P39">14 узлов</text:p>
      <text:list xml:id="list3927469580042580969" text:style-name="L12">
        <text:list-item>
          <text:p text:style-name="P47"><text:span text:style-name="T53">два 8-и ядерных процессора Intel® Xeon® E5-2660 (2.2 GHz)</text:span></text:p>
        </text:list-item>
        <text:list-item>
          <text:p text:style-name="P47"><text:soft-page-break/><text:span text:style-name="T53">оперативная память 96 GB</text:span></text:p>
        </text:list-item>
        <text:list-item>
          <text:p text:style-name="P47"><text:span text:style-name="T53">кэш-память 2 x 20 MB Level 2 cache</text:span></text:p>
        </text:list-item>
        <text:list-item>
          <text:p text:style-name="P47"><text:span text:style-name="T53">8 GPU Tesla M2090 (6 ГБ Global Memory)</text:span></text:p>
        </text:list-item>
        <text:list-item>
          <text:p text:style-name="P53"><text:span text:style-name="T53">локальный жесткий диск 400 GB</text:span></text:p>
        </text:list-item>
      </text:list>
      <text:p text:style-name="P40"><text:span text:style-name="Strong_20_Emphasis"><text:span text:style-name="T10">Коммуникационная счетная среда</text:span></text:span></text:p>
      <text:p text:style-name="P39"><text:tab/>В качестве MPI – интерконнекта использована хорошо себя зарекомендовавшая технология Infiniband (IB). Коммутаторы в шасси ББ HP Blade Systems образуют первый уровень IB - коммутации. В качестве коммутатора IB второго уровня использован 144 – портовый коммутатор Qlogic 9120.</text:p>
      <text:p text:style-name="P40"><text:span text:style-name="Strong_20_Emphasis"><text:span text:style-name="T10">Коммуникационная среда ввода/вывода</text:span></text:span></text:p>
      <text:p text:style-name="P39"><text:tab/>В качестве I/O – интерконнекта использована выделенная сеть Gigabit Ethernet. Сеть имеет двухуровневую структуру. Первый уровень организован на коммутирующих модулях GbE2c Ethernet Blade Switch for HP c-Class BladeSystem, установленных в шасси ББ. К коммутирующему модулю каждого ББ внутренними гигабитными каналами подключены вычислительные модули и модуль управления. Коммутирующий модуль каждого ББ подключен к коммутатору Ethernet HP ProCurve Switch 4208v1-192. К нему подключены все ВМ, порты Host – машин, консоль управления и мониторинга.</text:p>
      <text:p text:style-name="P40"><text:span text:style-name="Strong_20_Emphasis"><text:span text:style-name="T10">Управляющий сервер (HOST- машина)</text:span></text:span></text:p>
      <text:p text:style-name="P39"><text:tab/>Управляющий сервер ВС - HP DL180G5 на основе процессоров Intel Xeon 5430. Управляющий сервер содержит:</text:p>
      <text:list xml:id="list8448641586382140949" text:style-name="L13">
        <text:list-item>
          <text:p text:style-name="P48"><text:span text:style-name="T52">два четырёхъядерных процессора с тактовой частотой 2,6 ГГц;</text:span></text:p>
        </text:list-item>
        <text:list-item>
          <text:p text:style-name="P43">16 ГБ оперативной памяти;</text:p>
        </text:list-item>
        <text:list-item>
          <text:p text:style-name="P43">дисковую подсистему RAID5, состоящую из 5 дисков SATA объемом 500 ГБ каждый ;</text:p>
        </text:list-item>
        <text:list-item>
          <text:p text:style-name="P43">10/100/1000 Base-T Ethernet интерфейс;</text:p>
        </text:list-item>
        <text:list-item>
          <text:p text:style-name="P54"><text:span text:style-name="T5">видеоадаптер, порт USB 2, порты мыши, клавиатуры.</text:span><text:span text:style-name="T6">[1]</text:span></text:p>
        </text:list-item>
      </text:list>
      <text:p text:style-name="P36">Web-приложение</text:p>
      <text:p text:style-name="P5"><text:tab/>Само приложение представляет из себя серверную программу написанную на NodeJ<text:span text:style-name="T48">S</text:span>. <text:s/><text:span text:style-name="T47">Приложение</text:span> может устанавливаться на любую машину.</text:p>
      <text:p text:style-name="P5"><text:tab/>При обращении к нему он<text:span text:style-name="T47">о</text:span> отдает пользователю страницу с формой, где предлагает заполнить некоторые данные об уравнении — <text:span text:style-name="T46">начальное и граничное условие, диапазон значений x и t, функцию неоднородности и количество точек разбиения по x и по t. Также на странице есть две кнопки — их описание а также полный алгоритм работы и взаимодействий с кластером будет описан далее.</text:span></text:p>
      <text:p text:style-name="P7"><text:span text:style-name="T46"><text:tab/>Для работы сервера необходима OC Linux Mint/Ubuntu, приложения nodejs и npm. Чтобы развернуть сервер необходимо склонировать репозиторий(https://github.com/vladlutkov/numerical-solutions-of-certain-equations.git) и выполнить в эмуляторе терминала команды из файла commands.txt. Чтобы приложение могло свободно общаться с кластером нужно заранее обменяться с ним публичным ключом RSA.</text:span></text:p>
      <text:p text:style-name="P5"><text:span text:style-name="T46"><text:tab/>Приложение сильно привязано к ОС в которой оно исполняется, так как в своей работе осуществляет вызов системных команд. И если любую Unix-подобную систему можно настроить для его работы, то с ОС Windows это не получится.</text:span></text:p>
      <text:p text:style-name="P6"><text:span text:style-name="T46"><text:tab/></text:span><text:span text:style-name="T34">Так же приложение очень легко расширяется. Достаточно просто описать функцию на JavaScript, которая будет генерировать файл с программным кодом на C++ или любом другом языке, который поддерживает кластер. Функцию необходимо будет подключить к приложению с помощью библиотеки require-js. У этой библиотеки очень низкий порог вхождения, при условии, что пользователь знает JavaScript.</text:span></text:p>
      <text:p text:style-name="P11"><text:span text:style-name="T39">N</text:span><text:span text:style-name="T38">odeJS</text:span></text:p>
      <text:p text:style-name="P1"><text:span text:style-name="T40"><text:tab/></text:span><text:span text:style-name="T13">Node</text:span><text:span text:style-name="T12">JS —</text:span><text:span text:style-name="T17"> </text:span><text:span text:style-name="T15">программная платформа, основанная на движке </text:span><text:span text:style-name="T41">V8 </text:span><text:span text:style-name="T15">(транслирующем </text:span><text:span text:style-name="T41">JavaScript</text:span><text:span text:style-name="T42"> </text:span><text:span text:style-name="T15">в машинный код), превращающая JavaScript из узкоспециализированного языка в язык общего назначения. Node</text:span><text:span text:style-name="T16">JS</text:span><text:span text:style-name="T15"> добавляет возможность </text:span><text:span text:style-name="T41">JavaScript</text:span><text:span text:style-name="T42"> </text:span><text:span text:style-name="T15">взаимодействовать с устройствами </text:span><text:span text:style-name="T41">ввода-вывода </text:span><text:span text:style-name="T15">через </text:span><text:soft-page-break/><text:span text:style-name="T15">свой </text:span><text:span text:style-name="T41">API</text:span><text:span text:style-name="T42"> </text:span><text:span text:style-name="T15">(написанный на C++), подключать другие внешние библиотеки, написанные на разных языках, обеспечивая вызовы к ним из JavaScript-кода. Node</text:span><text:span text:style-name="T16">JS</text:span><text:span text:style-name="T15"> применяется преимущественно на сервере, выполняя роль </text:span><text:span text:style-name="T41">веб-сервера</text:span><text:span text:style-name="T15">, но есть возможность разрабатывать на Node</text:span><text:span text:style-name="T16">JS</text:span><text:span text:style-name="T15"> и десктопные оконные приложения (при помощи </text:span><text:span text:style-name="T41">node-webkit</text:span><text:span text:style-name="T42"> </text:span><text:span text:style-name="T15">и </text:span><text:span text:style-name="T41">AppJS</text:span><text:span text:style-name="T42"> </text:span><text:span text:style-name="T15">для Linux, Windows и Mac OS) и даже программировать микроконтроллеры (например, </text:span><text:span text:style-name="T41">tessel</text:span><text:span text:style-name="T42"> </text:span><text:span text:style-name="T15">и </text:span><text:span text:style-name="T41">espruino</text:span><text:span text:style-name="T15">). В основе Node</text:span><text:span text:style-name="T16">JS</text:span><text:span text:style-name="T15"> лежит </text:span><text:span text:style-name="T41">событийно-ориентированное</text:span><text:span text:style-name="T42"> </text:span><text:span text:style-name="T15">и </text:span><text:span text:style-name="T41">асинхронное (или реактивное)</text:span><text:span text:style-name="T42"> </text:span><text:span text:style-name="T15">программирование с </text:span><text:span text:style-name="T41">неблокирующим вводом/выводом</text:span><text:span text:style-name="T15">.</text:span><text:span text:style-name="T16">[2]</text:span></text:p>
      <text:p text:style-name="P11"><text:span text:style-name="T38">Web-интерфейс</text:span></text:p>
      <text:p text:style-name="P10"><text:span text:style-name="T35"><text:tab/></text:span><text:span text:style-name="T36">Web-интерфейс представляет собой HTML страницу с формой для ввода данных и двумя кнопками «Посчитать» и «Скачать». Оформлен с помощью web-frontend фреймворка Twitter Bootsrap v3.1.1. JavaScript файл для управления страницей использует библиотеку jQuery. При нажатии на кнопку «Посчитать» </text:span><text:span text:style-name="T37">о</text:span><text:span text:style-name="T36">н собирает введенные данные со всех элементов формы и посылает их AJAX POST запросом к приложению. Затем получив ответ делает кнопку скачать активной и выводит таблицу с результатом.</text:span></text:p>
      <text:p text:style-name="P37">Взаимодействие Web-приложения и кластера</text:p>
      <text:p text:style-name="P8"><text:tab/>Все общение между приложением и кластером осуществляется средствами SSH.</text:p>
      <text:p text:style-name="P8"><text:tab/>Необходимо полностью разобрать алгоритм работы приложения от заполнения всех полей формы в Web-интерфейсе и нажатия кнопки «Посчитать» до получения результатов счета.</text:p>
      <text:p text:style-name="P9"><text:tab/>После нажатия на кнопку «Посчитать» браузер отправляет приложению POST-запрос с данными формы. Приложение их получает и на их основе генерирует файл с программным кодом на С++. В этом файле содержится алгоритм численного решения дифференциальных уравнений в частных производных. Далее приложение копирует сгенерированный файл на кластер и запускает bash-скрипт на сервере, который компилирует этот файл и запускает программу счета. Когда все посчитано, программа генерирует файл с результатами. После этого приложение копирует результаты к себе и выводит их в Web-интерфейсе с возможностью скачать файл в формате .json.</text:p>
      <text:p text:style-name="P9"><text:span text:style-name="T48"><text:tab/>Все считается в один поток потому что многопоточный счет требует постановки задачи в очередь. И если кластер будет полностью занят то приложение может очень долго не получать ответ. В моей практике было несколько случаев, когда ожидание в очереди составляло несколько часов.</text:span></text:p>
      <text:p text:style-name="P9"><text:span text:style-name="T48"><text:tab/>Теперь необходимо рассказать о продуктах использованных для написания приложения.</text:span></text:p>
      <text:p text:style-name="P9"><text:span text:style-name="T48"><text:tab/>NodeJS был выбран для этого приложения потому что скорость разработки на нем гораздо выше и объем самого приложения гораздо меньше, чем если бы я использовал Python и Tornado, например. Но при его использовании возникли некоторые проблемы. Дело в том, что JavaScript в общем и NodeJS в частности — асинхронны. И все вызовы системных функций возвращали свои результаты в callback-функции. То есть после того как приложение отправило файл на кластер оно не ждет результатов выполнения программы, а сразу же продолжает исполняться и возвращает пользователю пустой ответ. Эта проблема решилась с <text:s/>помощью <text:s/>сторонних библиотек для </text:span><text:soft-page-break/><text:span text:style-name="T48">синхронного вызова.</text:span></text:p>
      <text:p text:style-name="P9"><text:span text:style-name="T48"><text:tab/>В стандартной поставке NodeJS есть библиотека child_process, которая позволяет исполнять системные команды, запуская при этом отдельный процесс. Она асинхронна и нам это не подходит. Выход был найден с помощью библиотеки exec-sync. Она устанавливает связь с системными функциями напрямую, в обход стандартных функций, используя библиотеку FFI написанную на C++ как модуль для NodeJS, позволяя исполнять их в том же процессе в котором запущено приложение, а следовательно ее исполнение абсолютно синхронно и не требует callback-функций.</text:span></text:p>
      <text:p text:style-name="P9"><text:span text:style-name="T48"><text:tab/>Чтобы не посылать множество сообщений по SSH в домашней папке на кластере был создан bash-скрипт, который выполняет компиляцию из запуск программы счета, а также удаление ненужных и временных файлов. Таким образом все общение между приложением и кластером для каждого запроса составляет всего три команды: скопировать файл из приложения в кластер, запустить скрипт и скопировать файл с результатом из кластера в приложение. Это очень хорошо, учитывая, что самые медленные части всей инфраструктуры это машина на которой стоит приложение и пропускная способность канала от машины до кластера. Можно было бы сократить количество команд до одной, если бы приложение находилось всегда на одном ip-адресе. В этом случае приложение бы просто отправляло результаты введенные в форму на кластер, а в ответ бы получало уже готовое решение.</text:span></text:p>
      <text:p text:style-name="P38"><text:span text:style-name="T48">M</text:span>PI</text:p>
      <text:p text:style-name="P13"><text:tab/>В вычислительных системах с распределенной памятью процессоры работают независимо друг от друга. Для организации параллельных вычислений в таких условиях необходимо иметь возможность</text:p>
      <text:p text:style-name="P13">распределять вычислительную нагрузку и организовать информационное взаимодействие (передачу данных) между процессорами.</text:p>
      <text:p text:style-name="P13"><text:tab/>Решение всех перечисленных вопросов и обеспечивает интерфейс передачи данных (message passing interface - MPI).</text:p>
      <text:p text:style-name="P13"><text:tab/>1. В общем плане, для распределения вычислений между процессорами необходимо проанализировать алгоритм решения задачи, выделить информационно независимые фрагменты вычислений, провести их</text:p>
      <text:p text:style-name="P13">программную реализацию и затем разместить полученные части программы на разных процессорах. В рамках MPI принят более простой подход – для решения поставленной задачи разрабатывается одна программа и эта единственная программа запускается одновременно на выполнение на всех имеющихся</text:p>
      <text:p text:style-name="P13">процессорах! При этом для того, чтобы избежать идентичности вычислений на разных процессорах, можно, во-первых, подставлять разные данные для программы на разных процессорах, а во-вторых, в MPI имеются средства для идентификации процессора, на котором выполняется программа (и тем самым,</text:p>
      <text:p text:style-name="P13">предоставляется возможность организовать различия в вычислениях в зависимости от используемого программой процессора).</text:p>
      <text:p text:style-name="P13"><text:tab/>2. Для организации информационного взаимодействия между процессорами в самом минимальном варианте достаточно операции приема и передачи данных (при этом, конечно, должна существовать техническая возможность коммуникации между процессорами – каналы или линии связи). В MPI существует целое множество операций передачи данных. Они обеспечивают разные способы пересылки данных. </text:p>
      <text:p text:style-name="P14"><text:tab/>Во-<text:span text:style-name="T59">первых</text:span>, MPI - это стандарт, которому должны удовлетворять средства организации передачи сообщений. Во-вторых, MPI – это программные</text:p>
      <text:p text:style-name="P13">средства, которые обеспечивают возможность передачи сообщений и при этом <text:soft-page-break/>соответствуют всем требованиям стандарта MPI. Так, по стандарту, эти программные средства должны быть организованы в виде библиотек программных модулей (библиотеки MPI) и должны быть доступны для наиболее широко используемых алгоритмических языков C и Fortran. Подобную "двойственность" MPI следует учитывать</text:p>
      <text:p text:style-name="P13">при использовании терминологии. Как правило, аббревиатура MPI используется для упоминания стандарта, а сочетание "библиотека MPI" указывает на ту или иную программную реализацию стандарта. </text:p>
      <text:p text:style-name="P13"><text:tab/>MPI позволяет в значительной степени снизить остроту проблемы переносимости параллельных программ между разными компьютерными системами – параллельная программа, разработанная на алгоритмическом языке C или Fortran с использованием библиотеки MPI, как правило, будет работать на</text:p>
      <text:p text:style-name="P14">разных вычислительных платформах.</text:p>
      <text:p text:style-name="P14"><text:tab/>MPI содействует повышению эффективности параллельных вычислений, поскольку в настоящее время практически для каждого типа вычислительных систем существуют реализации библиотек MPI, в</text:p>
      <text:p text:style-name="P14">максимальной степени учитывающие возможности используемого компьютерного оборудования.</text:p>
      <text:p text:style-name="P13"><text:tab/>Под параллельной программой в рамках MPI понимается множество одновременно выполняемых процессов. Процессы могут выполняться на разных процессорах, но на одном процессоре могут располагаться и несколько процессов (в этом случае их исполнение осуществляется в режиме разделения</text:p>
      <text:p text:style-name="P13">времени). В предельном случае для выполнения параллельной программы может использоваться один процессор – как правило, такой способ применяется для начальной проверки правильности параллельной программы.</text:p>
      <text:p text:style-name="P13"><text:tab/>Количество процессов и число используемых процессоров определяется в момент запуска параллельной программы средствами среды исполнения MPI-программ и в ходе вычислений меняться не может (в стандарте MPI-2 предусматривается возможность динамического изменения количества процессов). Все процессы программы последовательно перенумерованы от 0 до <text:soft-page-break/>p-1, где p есть общее количество процессов. Номер процесса именуется рангом процесса.</text:p>
      <text:p text:style-name="P13"><text:tab/>Основу MPI составляют операции передачи сообщений. Среди предусмотренных в составе MPI функций различаются парные (point-to-point) операции между двумя процессами и коллективные (collective)</text:p>
      <text:p text:style-name="P13">коммуникационные действия для одновременного взаимодействия нескольких процессов. Для выполнения парных операций могут использоваться разные режимы передачи, среди которых синхронный, блокирующий и др.</text:p>
      <text:p text:style-name="P13"><text:tab/>Процессы параллельной программы объединяются в группы. Под коммуникатором в MPI понимается специально создаваемый служебный объект, объединяющий в своем составе группу процессов и ряд дополнительных параметров (контекст), используемых при выполнении операций передачи данных. Как правило, парные операции передачи данных выполняются для процессов, принадлежащих одному и тому же коммуникатору. Коллективные операции применяются одновременно для всех процессов коммуникатора. Как результат, указание используемого коммуникатора является обязательным для</text:p>
      <text:p text:style-name="P13">операций передачи данных в MPI. В ходе вычислений могут создаваться новые и удаляться существующие группы процессов и коммуникаторы. Один и тот же процесс может принадлежать разным группам и коммуникаторам. Все имеющиеся в параллельной программе процессы входят в состав создаваемого по умолчанию коммуникатора с идентификатором MPI_COMM_WORLD.</text:p>
      <text:p text:style-name="P13">При необходимости передачи данных между процессами из разных групп необходимо создавать глобальный коммуникатор (intercommunicator).</text:p>
      <text:p text:style-name="P13"><text:tab/>При выполнении операций передачи сообщений для указания передаваемых или получаемых данных в функциях MPI необходимо указывать тип пересылаемых данных. MPI содержит большой набор базовых типов данных, во многом совпадающих с типами данных в алгоритмических языках C и Fortran. Кроме того, в MPI имеются возможности для создания новых производных типов данных для более точного и краткого описания содержимого пересылаемых сообщений.</text:p>
      <text:p text:style-name="P13"><text:soft-page-break/><text:tab/>Как уже отмечалось ранее, парные операции передачи данных могут быть выполнены между любыми процессами одного и того же коммуникатора, а в коллективной операции принимают участие все процессы</text:p>
      <text:p text:style-name="P13">коммуникатора. В этом плане, логическая топология линий связи между процессами имеет структуру полного графа (независимо от наличия реальных физических каналов связи между процессорами). Вместе с этим, для изложения и последующего анализа ряда параллельных алгоритмов целесообразно логическое представление имеющейся коммуникационной сети в</text:p>
      <text:p text:style-name="P13">виде тех или иных топологий. В MPI имеется возможность представления множества процессов в виде решетки произвольной</text:p>
      <text:p text:style-name="P13">размерности (см. рис. 1.7). При этом, граничные процессы решеток могут быть объявлены соседними и, тем самым, на основе решеток могут быть определены структуры типа тор. Кроме того, в MPI имеются средства и для формирования логических (виртуальных) топологий любого требуемого типа. <text:span text:style-name="T60">[3]</text:span></text:p>
      <text:p text:style-name="P12">Функции использованные в приложении</text:p>
      <text:p text:style-name="P15"><text:tab/><text:span text:style-name="T62">int MPI_Init ( int *agrc, char **argv );</text:span></text:p>
      <text:p text:style-name="P15"><text:tab/>Инициализация среды выполнения MPI-программы. Параметрами функции являются количество аргументов в командной строке и текст самой командной строки.</text:p>
      <text:p text:style-name="P15"><text:tab/><text:span text:style-name="T62">int MPI_Finalize (void);</text:span></text:p>
      <text:p text:style-name="P15"><text:tab/>Последняя вызываемая функция MPI. Она обязательна в тексте программы.</text:p>
      <text:p text:style-name="P15"><text:tab/>Все остальные функции MPI в коде должны находиться между этими двумя функциями.</text:p>
      <text:p text:style-name="P16"><text:tab/><text:span text:style-name="T63">int MPI_Comm_size ( MPI_Comm comm, int *size );</text:span></text:p>
      <text:p text:style-name="P16"><text:span text:style-name="T61"><text:tab/>Определение количества процессов в выполняемой параллельной программе</text:span></text:p>
      <text:p text:style-name="P16"><text:span text:style-name="T61"><text:tab/></text:span><text:span text:style-name="T63">int MPI_Comm_rank ( MPI_Comm comm, int *rank );</text:span></text:p>
      <text:p text:style-name="P17">Определения ранга процесса</text:p>
      <text:p text:style-name="P17"/>
      <text:p text:style-name="P15"><text:soft-page-break/><text:tab/><text:span text:style-name="T62">int MPI_Send(void *buf, int count, MPI_Datatype type, int dest,</text:span></text:p>
      <text:p text:style-name="P20">int tag, MPI_Comm comm);</text:p>
      <text:p text:style-name="P16"><text:tab/><text:span text:style-name="T61">Функция для передачи сообщения, </text:span>где</text:p>
      <text:list xml:id="list7255726959036934273" text:style-name="L15">
        <text:list-item>
          <text:p text:style-name="P2"><text:span text:style-name="T54">buf — адрес буфера памяти, в котором располагаются данныеотправляемого сообщения</text:span></text:p>
        </text:list-item>
        <text:list-item>
          <text:p text:style-name="P2"><text:span text:style-name="T54">count — количество элементов данных в сообщении</text:span></text:p>
        </text:list-item>
        <text:list-item>
          <text:p text:style-name="P2"><text:span text:style-name="T54">type — тип элементов данных пересылаемого сообщения</text:span></text:p>
        </text:list-item>
        <text:list-item>
          <text:p text:style-name="P2"><text:span text:style-name="T54">dest — ранг процесса, которому отправляется сообщение</text:span></text:p>
        </text:list-item>
        <text:list-item>
          <text:p text:style-name="P2"><text:span text:style-name="T54">tag — значение-тег, используемое для идентификации сообщений</text:span></text:p>
        </text:list-item>
        <text:list-item>
          <text:p text:style-name="P2"><text:span text:style-name="T54">comm — коммуникатор, в рамках которого выполняется передача данных.</text:span></text:p>
        </text:list-item>
      </text:list>
      <text:p text:style-name="P15"><text:tab/>Сразу же после завершения функции MPI_Send процесс-отправитель может начать повторно использовать буфер памяти, в котором располагалось отправляемое сообщение. Вместе с этим, следует понимать, что в момент завершения функции MPI_Send состояние самого пересылаемого сообщения может быть совершенно различным - сообщение может располагаться в процессе-отправителе, может находиться в процессе передачи, может храниться в процессе-получателе или же может быть принято процессом-получателем при помощи функции MPI_Recv. Тем самым, завершение функции MPI_Send означает лишь, что операция передачи начала выполняться и пересылка сообщения будет рано или поздно будет выполнена.</text:p>
      <text:p text:style-name="P15"><text:tab/><text:span text:style-name="T62">int MPI_Recv(void *buf, int count, MPI_Datatype type, int source,</text:span></text:p>
      <text:p text:style-name="P20">int tag, MPI_Comm comm, MPI_Status *status)<text:span text:style-name="T61">;</text:span></text:p>
      <text:p text:style-name="P16"><text:span text:style-name="T61"><text:tab/>Функция для приема сообщения, г</text:span>де</text:p>
      <text:list xml:id="list8108669716737700767" text:style-name="L16">
        <text:list-item>
          <text:p text:style-name="P3"><text:span text:style-name="T54">buf, count, type — буфер памяти для приема сообщения, назначениекаждого отдельного параметра соответствует описанию в MPI_Send</text:span></text:p>
        </text:list-item>
        <text:list-item>
          <text:p text:style-name="P3"><text:span text:style-name="T54">source — ранг процесса, от которого должен быть выполнен приемсообщения</text:span></text:p>
        </text:list-item>
        <text:list-item>
          <text:p text:style-name="P3"><text:span text:style-name="T54">tag — тег сообщения, которое должно быть принято для процесса </text:span></text:p>
        </text:list-item>
        <text:list-item>
          <text:p text:style-name="P3"><text:span text:style-name="T55">с</text:span><text:span text:style-name="T54">omm — коммуникатор, в рамках которого выполняется передача данны</text:span><text:span text:style-name="T55">х</text:span></text:p>
        </text:list-item>
        <text:list-item>
          <text:p text:style-name="P4"><text:span text:style-name="T54">status — указатель на структуру данных </text:span><text:span text:style-name="T56">M</text:span><text:span text:style-name="Emphasis"><text:span text:style-name="T20">PI_Status</text:span></text:span><text:span text:style-name="T54"> с информацией о </text:span><text:soft-page-break/><text:span text:style-name="T54">результатевыполнения операции приема данных</text:span><text:span text:style-name="T56">. Она содержит </text:span><text:span text:style-name="T14">три поля: </text:span><text:span text:style-name="Emphasis"><text:span text:style-name="T20">MPI_Source </text:span></text:span><text:span text:style-name="T14">(номер процесса отправителя), </text:span><text:span text:style-name="Emphasis"><text:span text:style-name="T20">MPI_Tag </text:span></text:span><text:span text:style-name="T14">(идентификатор сообщения), </text:span><text:span text:style-name="Emphasis"><text:span text:style-name="T20">MPI_Error </text:span></text:span><text:span text:style-name="T14">(код ошибки); могут быть и добавочные поля.</text:span></text:p>
        </text:list-item>
      </text:list>
      <text:p text:style-name="P15"><text:tab/>Вызов функции MPI_Recv не должен согласовываться со временем вызова соответствующей функции передачи сообщения MPI_Send – прием сообщения может быть инициирован до момента, в момент или</text:p>
      <text:p text:style-name="P15">после момента начала отправки сообщения. По завершении функции MPI_Recv в заданном буфере памяти будет располагаться принятое сообщение. Принципиальный момент здесь состоит в том, что функция MPI_Recv является блокирующей для процесса-получателя, т.е. его выполнение приостанавливается до завершения работы функции. Таким образом, если по каким-то причинам ожидаемое для приема сообщение будет отсутствовать, выполнение параллельной программы будет блокировано.<text:span text:style-name="T61">[5]</text:span></text:p>
      <text:p text:style-name="P17"><text:tab/><text:span text:style-name="T62">double MPI_Wtime(void);</text:span></text:p>
      <text:p text:style-name="P16"><text:span text:style-name="T61"><text:tab/>Получение времени текущего момента выполнения программы[3]</text:span></text:p>
      <text:p text:style-name="P38">Приложение 1(графики)</text:p>
      <text:p text:style-name="P38">Приложение 2(листинги)</text:p>
      <text:p text:style-name="P35">Список литературы</text:p>
      <text:list xml:id="list2399214747195705074" text:style-name="L14">
        <text:list-item>
          <text:p text:style-name="P18">http://parallel.uran.ru/</text:p>
        </text:list-item>
        <text:list-item>
          <text:p text:style-name="P19">http://ru.wikipedia.org/wiki/Node.js</text:p>
        </text:list-item>
        <text:list-item>
          <text:p text:style-name="P22"><text:span text:style-name="T45">В.П. Гергель, </text:span><text:span text:style-name="T50">Технологии построения и использования кластерных систем</text:span></text:p>
        </text:list-item>
        <text:list-item>
          <text:p text:style-name="P23"><text:span text:style-name="T51">http://www.mpi-forum.org/</text:span></text:p>
        </text:list-item>
        <text:list-item>
          <text:p text:style-name="P24"><text:span text:style-name="T49">В.А. Гришагин, А.Н. Свистунов, Параллельное программирование на основе MPI</text:span></text:p>
        </text:list-item>
        <text:list-item>
          <text:p text:style-name="P25">А. А. Букатов, В. Н. Дацюк, А. И. Жегуло, Программирование многопроцессорных вычислительных систем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ucida Sans Unicode" svg:font-family="'Lucida Sans Unicode', 'Lucida Sans', 'Lucida Grande', Verdana, Geneva, sans-serif"/>
    <style:font-face style:name="Verdana" svg:font-family="Verdana, sans-serif"/>
    <style:font-face style:name="lucida grande" svg:font-family="'lucida grande', tahoma, verdana, arial, sans-serif"/>
    <style:font-face style:name="sans-serif" svg:font-family="sans-serif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5:39:43.820385649</meta:creation-date>
    <meta:generator>LibreOffice/4.1.2.3$Linux_X86_64 LibreOffice_project/410m0$Build-3</meta:generator>
    <dc:date>2014-06-16T22:07:01.453868201</dc:date>
    <meta:editing-duration>PT4H54M15S</meta:editing-duration>
    <meta:editing-cycles>10</meta:editing-cycles>
    <meta:document-statistic meta:table-count="0" meta:image-count="0" meta:object-count="0" meta:page-count="17" meta:paragraph-count="148" meta:word-count="2825" meta:character-count="21738" meta:non-whitespace-character-count="18921"/>
  </office:meta>
</office:document-meta>
</file>